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Palatino" svg:font-family="Palatino" style:font-family-generic="roman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Footnote">
      <style:paragraph-properties style:text-autospace="none"/>
    </style:style>
    <style:style style:name="T1" style:family="text">
      <style:text-properties fo:font-variant="small-caps" style:font-style-asian="normal" style:font-style-complex="normal"/>
    </style:style>
    <style:style style:name="T2" style:family="text">
      <style:text-properties fo:font-variant="small-caps" style:font-style-asian="normal" style:font-weight-asian="normal" style:font-style-complex="normal" style:font-weight-complex="normal"/>
    </style:style>
    <style:style style:name="T3" style:family="text">
      <style:text-properties fo:font-variant="small-caps" fo:font-style="normal" style:font-style-asian="normal" style:font-style-complex="normal"/>
    </style:style>
    <style:style style:name="T4" style:family="text">
      <style:text-properties fo:font-variant="normal" fo:text-transform="none" fo:font-style="italic" style:font-style-asian="italic" style:font-style-complex="italic"/>
    </style:style>
    <style:style style:name="T5" style:family="text">
      <style:text-properties fo:font-variant="normal" fo:text-transform="none" fo:font-style="italic" style:font-style-asian="italic" style:font-weight-asian="normal" style:font-style-complex="italic" style:font-weight-complex="normal"/>
    </style:style>
    <style:style style:name="T6" style:family="text">
      <style:text-properties fo:font-variant="normal" fo:text-transform="none" fo:font-style="normal" style:font-style-asian="normal" style:font-style-complex="normal"/>
    </style:style>
    <style:style style:name="T7" style:family="text">
      <style:text-properties fo:font-variant="normal" fo:text-transform="none" fo:font-style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style:font-style-asian="normal" style:font-style-complex="normal"/>
    </style:style>
    <style:style style:name="T9" style:family="text">
      <style:text-properties fo:font-variant="normal" fo:text-transform="none" style:font-style-asian="normal" style:font-weight-asian="normal" style:font-style-complex="normal" style:font-weight-complex="normal"/>
    </style:style>
    <style:style style:name="T10" style:family="text">
      <style:text-properties style:font-style-asian="normal" style:font-style-complex="normal"/>
    </style:style>
    <style:style style:name="T11" style:family="text">
      <style:text-properties style:font-style-asian="normal" style:font-weight-asian="normal" style:font-style-complex="normal" style:font-weight-complex="normal"/>
    </style:style>
    <style:style style:name="T12" style:family="text">
      <style:text-properties style:font-style-asian="italic" style:font-style-complex="italic"/>
    </style:style>
    <style:style style:name="T13" style:family="text">
      <style:text-properties style:font-style-asian="italic" style:font-weight-asian="normal" style:font-style-complex="italic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weight-asian="normal" style:font-style-complex="italic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style:font-style-asian="normal" style:font-weight-asian="normal" style:font-style-complex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est Cases for the Antonianum CSL Style</text:p>
      <text:p text:style-name="Subtitle"/>
      <text:p text:style-name="Text_20_body">Here follows a series of footnotes, each of which explains what should happen.</text:p>
      <text:list xml:id="list4052759078565046661" text:style-name="L1">
        <text:list-item>
          <text:p text:style-name="P1">Book<text:note text:id="ftn1" text:note-class="footnote"><text:note-citation>1</text:note-citation><text:note-body><text:p text:style-name="Footnote"><text:span text:style-name="T6">Basics: First name abbreviated, last name in small caps, title in italics and not in title case, publisher included:<text:line-break/></text:span><text:reference-mark-start text:name="ZOTERO_ITEM {&quot;citationID&quot;:&quot;kWaIGVME&quot;,&quot;properties&quot;:{&quot;formattedCitation&quot;:&quot;{\\rtf \\scaps M. Hauke\\scaps0{}, \\i Introduzione alla mariologia\\i0{}, Eupress FTL, Lugano, 2008.}&quot;,&quot;plainCitation&quot;:&quot;M. Hauke, Introduzione alla mariologia, Eupress FTL, Lugano, 2008.&quot;},&quot;citationItems&quot;:[{&quot;id&quot;:828,&quot;uris&quot;:[&quot;http://zotero.org/users/56374/items/EI56HH3G&quot;],&quot;uri&quot;:[&quot;http://zotero.org/users/56374/items/EI56HH3G&quot;]}]} RNDQVZHrcsIGr"/><text:span text:style-name="T1">M. Hauke</text:span><text:span text:style-name="T8">, </text:span><text:span text:style-name="T4">Introduzione alla mariologia</text:span><text:span text:style-name="T6">, Eupress FTL, Lugano, 2008.</text:span><text:reference-mark-end text:name="ZOTERO_ITEM {&quot;citationID&quot;:&quot;kWaIGVME&quot;,&quot;properties&quot;:{&quot;formattedCitation&quot;:&quot;{\\rtf \\scaps M. Hauke\\scaps0{}, \\i Introduzione alla mariologia\\i0{}, Eupress FTL, Lugano, 2008.}&quot;,&quot;plainCitation&quot;:&quot;M. Hauke, Introduzione alla mariologia, Eupress FTL, Lugano, 2008.&quot;},&quot;citationItems&quot;:[{&quot;id&quot;:828,&quot;uris&quot;:[&quot;http://zotero.org/users/56374/items/EI56HH3G&quot;],&quot;uri&quot;:[&quot;http://zotero.org/users/56374/items/EI56HH3G&quot;]}]} RNDQVZHrcsIGr"/></text:p></text:note-body></text:note></text:p>
        </text:list-item>
        <text:list-item>
          <text:p text:style-name="P1">Article<text:note text:id="ftn2" text:note-class="footnote"><text:note-citation>2</text:note-citation><text:note-body><text:p text:style-name="P2"><text:span text:style-name="T6">Article: both title and container title in italics; no comma before “p.”:<text:line-break/></text:span><text:reference-mark-start text:name="ZOTERO_ITEM {&quot;citationID&quot;:&quot;TNZ1ubyH&quot;,&quot;properties&quot;:{&quot;formattedCitation&quot;:&quot;{\\rtf \\scaps P. D. M. Fehlner\\scaps0{}, \\i Virginitas in partu\\i0{}, in \\i Immaculata Mediatrix\\i0{}, 2 (2002) p. 241\\uc0\\u8211{}246.}&quot;,&quot;plainCitation&quot;:&quot;P. D. M. Fehlner, Virginitas in partu, in Immaculata Mediatrix, 2 (2002) p. 241–246.&quot;},&quot;citationItems&quot;:[{&quot;id&quot;:86,&quot;uris&quot;:[&quot;http://zotero.org/users/56374/items/8VJ2QBTG&quot;],&quot;uri&quot;:[&quot;http://zotero.org/users/56374/items/8VJ2QBTG&quot;]}]} RNDmxuuEE5ujD"/><text:span text:style-name="T1">P. D. M. Fehlner</text:span><text:span text:style-name="T8">, </text:span><text:span text:style-name="T4">Virginitas in partu</text:span><text:span text:style-name="T6">, in </text:span><text:span text:style-name="T4">Immaculata Mediatrix</text:span><text:span text:style-name="T6">, 2 (2002) p. 241–246.</text:span><text:reference-mark-end text:name="ZOTERO_ITEM {&quot;citationID&quot;:&quot;TNZ1ubyH&quot;,&quot;properties&quot;:{&quot;formattedCitation&quot;:&quot;{\\rtf \\scaps P. D. M. Fehlner\\scaps0{}, \\i Virginitas in partu\\i0{}, in \\i Immaculata Mediatrix\\i0{}, 2 (2002) p. 241\\uc0\\u8211{}246.}&quot;,&quot;plainCitation&quot;:&quot;P. D. M. Fehlner, Virginitas in partu, in Immaculata Mediatrix, 2 (2002) p. 241–246.&quot;},&quot;citationItems&quot;:[{&quot;id&quot;:86,&quot;uris&quot;:[&quot;http://zotero.org/users/56374/items/8VJ2QBTG&quot;],&quot;uri&quot;:[&quot;http://zotero.org/users/56374/items/8VJ2QBTG&quot;]}]} RNDmxuuEE5ujD"/></text:p></text:note-body></text:note></text:p>
        </text:list-item>
        <text:list-item>
          <text:p text:style-name="P1">Book with editor only<text:note text:id="ftn3" text:note-class="footnote"><text:note-citation>3</text:note-citation><text:note-body><text:p text:style-name="P2"><text:span text:style-name="T6">No author name: editor’s name should follow title, not in small caps:<text:line-break/></text:span><text:reference-mark-start text:name="ZOTERO_ITEM {&quot;citationID&quot;:&quot;fvvT2eTo&quot;,&quot;properties&quot;:{&quot;formattedCitation&quot;:&quot;{\\rtf \\i Evangelia apocrypha\\i0{}, ed. by C. von Tischendorf, 2nd ed., Lipsiae, 1876.}&quot;,&quot;plainCitation&quot;:&quot;Evangelia apocrypha, ed. by C. von Tischendorf, 2nd ed., Lipsiae, 1876.&quot;},&quot;citationItems&quot;:[{&quot;id&quot;:1639,&quot;uris&quot;:[&quot;http://zotero.org/users/56374/items/BC295IJK&quot;],&quot;uri&quot;:[&quot;http://zotero.org/users/56374/items/BC295IJK&quot;]}]} RNDRO9AWWhKsy"/><text:span text:style-name="T14">Evangelia apocrypha</text:span><text:span text:style-name="T16">, ed. by C. von Tischendorf, 2nd ed., Lipsiae, 1876.</text:span><text:reference-mark-end text:name="ZOTERO_ITEM {&quot;citationID&quot;:&quot;fvvT2eTo&quot;,&quot;properties&quot;:{&quot;formattedCitation&quot;:&quot;{\\rtf \\i Evangelia apocrypha\\i0{}, ed. by C. von Tischendorf, 2nd ed., Lipsiae, 1876.}&quot;,&quot;plainCitation&quot;:&quot;Evangelia apocrypha, ed. by C. von Tischendorf, 2nd ed., Lipsiae, 1876.&quot;},&quot;citationItems&quot;:[{&quot;id&quot;:1639,&quot;uris&quot;:[&quot;http://zotero.org/users/56374/items/BC295IJK&quot;],&quot;uri&quot;:[&quot;http://zotero.org/users/56374/items/BC295IJK&quot;]}]} RNDRO9AWWhKsy"/></text:p></text:note-body></text:note></text:p>
        </text:list-item>
        <text:list-item>
          <text:p text:style-name="P1">2 authors can be named<text:note text:id="ftn4" text:note-class="footnote"><text:note-citation>4</text:note-citation><text:note-body><text:p text:style-name="P2"><text:span text:style-name="T6">Two author names listed:<text:line-break/></text:span><text:reference-mark-start text:name="ZOTERO_ITEM {&quot;citationID&quot;:&quot;6ItmDFxa&quot;,&quot;properties&quot;:{&quot;formattedCitation&quot;:&quot;{\\rtf \\scaps D. Esser-A. Calufetti\\scaps0{}, \\i Stato della causa di beatificazione di Giovanni Duns Scoto e il suo iter secolare\\i0{}, in \\i Studi Francescani\\i0{}, 88 (1991) p. 29\\uc0\\u8211{}61.}&quot;,&quot;plainCitation&quot;:&quot;D. Esser-A. Calufetti, Stato della causa di beatificazione di Giovanni Duns Scoto e il suo iter secolare, in Studi Francescani, 88 (1991) p. 29–61.&quot;},&quot;citationItems&quot;:[{&quot;id&quot;:229,&quot;uris&quot;:[&quot;http://zotero.org/users/56374/items/JJA769TM&quot;],&quot;uri&quot;:[&quot;http://zotero.org/users/56374/items/JJA769TM&quot;]}]} RNDz5DL9IEjih"/><text:span text:style-name="T1">D. Esser-A. Calufetti</text:span><text:span text:style-name="T8">, </text:span><text:span text:style-name="T4">Stato della causa di beatificazione di Giovanni Duns Scoto e il suo iter secolare</text:span><text:span text:style-name="T6">, in </text:span><text:span text:style-name="T4">Studi Francescani</text:span><text:span text:style-name="T6">, 88 (1991) p. 29–61.</text:span><text:reference-mark-end text:name="ZOTERO_ITEM {&quot;citationID&quot;:&quot;6ItmDFxa&quot;,&quot;properties&quot;:{&quot;formattedCitation&quot;:&quot;{\\rtf \\scaps D. Esser-A. Calufetti\\scaps0{}, \\i Stato della causa di beatificazione di Giovanni Duns Scoto e il suo iter secolare\\i0{}, in \\i Studi Francescani\\i0{}, 88 (1991) p. 29\\uc0\\u8211{}61.}&quot;,&quot;plainCitation&quot;:&quot;D. Esser-A. Calufetti, Stato della causa di beatificazione di Giovanni Duns Scoto e il suo iter secolare, in Studi Francescani, 88 (1991) p. 29–61.&quot;},&quot;citationItems&quot;:[{&quot;id&quot;:229,&quot;uris&quot;:[&quot;http://zotero.org/users/56374/items/JJA769TM&quot;],&quot;uri&quot;:[&quot;http://zotero.org/users/56374/items/JJA769TM&quot;]}]} RNDz5DL9IEjih"/></text:p></text:note-body></text:note></text:p>
        </text:list-item>
        <text:list-item>
          <text:p text:style-name="P1">Use et al. if there are more than 2 authors<text:note text:id="ftn5" text:note-class="footnote"><text:note-citation>5</text:note-citation><text:note-body><text:p text:style-name="P2"><text:span text:style-name="T6">For three or more authors, use et al. (Italian “e A.”), not in small caps:<text:line-break/></text:span><text:reference-mark-start text:name="ZOTERO_ITEM {&quot;citationID&quot;:&quot;z8uAe70S&quot;,&quot;properties&quot;:{&quot;formattedCitation&quot;:&quot;{\\rtf \\scaps R. L. Harris \\scaps0{}et al.\\scaps{}\\scaps0{}, \\i Theological Wordbook of the Old Testament\\i0{}, Moody Press, Chicago, 1980.}&quot;,&quot;plainCitation&quot;:&quot;R. L. Harris et al., Theological Wordbook of the Old Testament, Moody Press, Chicago, 1980.&quot;},&quot;citationItems&quot;:[{&quot;id&quot;:428,&quot;uris&quot;:[&quot;http://zotero.org/users/56374/items/Z8VH5TTU&quot;],&quot;uri&quot;:[&quot;http://zotero.org/users/56374/items/Z8VH5TTU&quot;]}]} RNDs0QjT5ETO9"/><text:span text:style-name="T1">R. L. Harris </text:span><text:span text:style-name="T8">et al., </text:span><text:span text:style-name="T4">Theological Wordbook of the Old Testament</text:span><text:span text:style-name="T6">, Moody Press, Chicago, 1980.</text:span><text:reference-mark-end text:name="ZOTERO_ITEM {&quot;citationID&quot;:&quot;z8uAe70S&quot;,&quot;properties&quot;:{&quot;formattedCitation&quot;:&quot;{\\rtf \\scaps R. L. Harris \\scaps0{}et al.\\scaps{}\\scaps0{}, \\i Theological Wordbook of the Old Testament\\i0{}, Moody Press, Chicago, 1980.}&quot;,&quot;plainCitation&quot;:&quot;R. L. Harris et al., Theological Wordbook of the Old Testament, Moody Press, Chicago, 1980.&quot;},&quot;citationItems&quot;:[{&quot;id&quot;:428,&quot;uris&quot;:[&quot;http://zotero.org/users/56374/items/Z8VH5TTU&quot;],&quot;uri&quot;:[&quot;http://zotero.org/users/56374/items/Z8VH5TTU&quot;]}]} RNDs0QjT5ETO9"/></text:p></text:note-body></text:note></text:p>
        </text:list-item>
        <text:list-item>
          <text:p text:style-name="P1">Dictionary entry<text:note text:id="ftn6" text:note-class="footnote"><text:note-citation>6</text:note-citation><text:note-body><text:p text:style-name="P2"><text:span text:style-name="T6">Editor names follow title of dictionary, not title of entry:<text:line-break/></text:span><text:reference-mark-start text:name="ZOTERO_ITEM {&quot;citationID&quot;:&quot;JaStZc5w&quot;,&quot;properties&quot;:{&quot;formattedCitation&quot;:&quot;{\\rtf \\scaps S. M. Meo\\scaps0{}, \\i Mediatrice\\i0{}, in \\i Nuovo dizionario di mariologia\\i0{}, ed. by S. De Fiores-S. M. Meo, Edizioni Paoline, Cinisello Balsamo, 1985.}&quot;,&quot;plainCitation&quot;:&quot;S. M. Meo, Mediatrice, in Nuovo dizionario di mariologia, ed. by S. De Fiores-S. M. Meo, Edizioni Paoline, Cinisello Balsamo, 1985.&quot;},&quot;citationItems&quot;:[{&quot;id&quot;:1212,&quot;uris&quot;:[&quot;http://zotero.org/users/56374/items/48THEVA2&quot;],&quot;uri&quot;:[&quot;http://zotero.org/users/56374/items/48THEVA2&quot;]}]} RNDozWwykD2X2"/><text:span text:style-name="T1">S. M. Meo</text:span><text:span text:style-name="T8">, </text:span><text:span text:style-name="T4">Mediatrice</text:span><text:span text:style-name="T6">, in </text:span><text:span text:style-name="T4">Nuovo dizionario di mariologia</text:span><text:span text:style-name="T6">, ed. by S. De Fiores-S. M. Meo, Edizioni Paoline, Cinisello Balsamo, 1985.</text:span><text:reference-mark-end text:name="ZOTERO_ITEM {&quot;citationID&quot;:&quot;JaStZc5w&quot;,&quot;properties&quot;:{&quot;formattedCitation&quot;:&quot;{\\rtf \\scaps S. M. Meo\\scaps0{}, \\i Mediatrice\\i0{}, in \\i Nuovo dizionario di mariologia\\i0{}, ed. by S. De Fiores-S. M. Meo, Edizioni Paoline, Cinisello Balsamo, 1985.}&quot;,&quot;plainCitation&quot;:&quot;S. M. Meo, Mediatrice, in Nuovo dizionario di mariologia, ed. by S. De Fiores-S. M. Meo, Edizioni Paoline, Cinisello Balsamo, 1985.&quot;},&quot;citationItems&quot;:[{&quot;id&quot;:1212,&quot;uris&quot;:[&quot;http://zotero.org/users/56374/items/48THEVA2&quot;],&quot;uri&quot;:[&quot;http://zotero.org/users/56374/items/48THEVA2&quot;]}]} RNDozWwykD2X2"/></text:p></text:note-body></text:note></text:p>
        </text:list-item>
        <text:list-item>
          <text:p text:style-name="P1">Citation not by page number<text:note text:id="ftn0" text:note-class="footnote"><text:note-citation>7</text:note-citation><text:note-body><text:p text:style-name="Footnote">“p.” should not be used before indications of something other than a page number:<text:line-break/><text:reference-mark-start text:name="ZOTERO_ITEM {&quot;citationID&quot;:&quot;ISZgo6KE&quot;,&quot;properties&quot;:{&quot;formattedCitation&quot;:&quot;{\\rtf \\scaps J. Gribomont\\scaps0{}, \\i Girolamo\\i0{}, in \\i Nuovo dizionario patristico e di antichita\\uc0\\u768{} cristiane\\i0{}, ed. by A. Di Berardino, Marietti, Genova, 2008, col. 2267.}&quot;,&quot;plainCitation&quot;:&quot;J. Gribomont, Girolamo, in Nuovo dizionario patristico e di antichità cristiane, ed. by A. Di Berardino, Marietti, Genova, 2008, col. 2267.&quot;},&quot;citationItems&quot;:[{&quot;id&quot;:225,&quot;uris&quot;:[&quot;http://zotero.org/users/56374/items/UZ756XD3&quot;],&quot;uri&quot;:[&quot;http://zotero.org/users/56374/items/UZ756XD3&quot;],&quot;locator&quot;:&quot;2267&quot;,&quot;label&quot;:&quot;column&quot;}]} RNDnsd1B74pQW"/><text:span text:style-name="T1">J. Gribomont</text:span><text:span text:style-name="T8">, </text:span><text:span text:style-name="T4">Girolamo</text:span><text:span text:style-name="T6">, in </text:span><text:span text:style-name="T4">Nuovo dizionario patristico e di antichità cristiane</text:span><text:span text:style-name="T6">, ed. by A. Di Berardino, Marietti, Genova, 2008, col. 2267.</text:span><text:reference-mark-end text:name="ZOTERO_ITEM {&quot;citationID&quot;:&quot;ISZgo6KE&quot;,&quot;properties&quot;:{&quot;formattedCitation&quot;:&quot;{\\rtf \\scaps J. Gribomont\\scaps0{}, \\i Girolamo\\i0{}, in \\i Nuovo dizionario patristico e di antichita\\uc0\\u768{} cristiane\\i0{}, ed. by A. Di Berardino, Marietti, Genova, 2008, col. 2267.}&quot;,&quot;plainCitation&quot;:&quot;J. Gribomont, Girolamo, in Nuovo dizionario patristico e di antichità cristiane, ed. by A. Di Berardino, Marietti, Genova, 2008, col. 2267.&quot;},&quot;citationItems&quot;:[{&quot;id&quot;:225,&quot;uris&quot;:[&quot;http://zotero.org/users/56374/items/UZ756XD3&quot;],&quot;uri&quot;:[&quot;http://zotero.org/users/56374/items/UZ756XD3&quot;],&quot;locator&quot;:&quot;2267&quot;,&quot;label&quot;:&quot;column&quot;}]} RNDnsd1B74pQW"/></text:p></text:note-body></text:note></text:p>
        </text:list-item>
      </text:list>
      <text:h text:style-name="Heading_20_1" text:outline-level="1">References</text:h>
      <text:section text:style-name="Sect1" text:name="ZOTERO_BIBL {&quot;custom&quot;:[]} RNDK0nNBNnGw7">
        <text:p text:style-name="Bibliography_20_1"><text:span text:style-name="T2">Esser D.-Calufetti A.</text:span><text:span text:style-name="T9">, </text:span><text:span text:style-name="T5">Stato della causa di beatificazione di Giovanni Duns Scoto e il suo iter secolare</text:span><text:span text:style-name="T7">, in </text:span><text:span text:style-name="T5">Studi Francescani</text:span><text:span text:style-name="T7">, 88 (1991) p. 29–61.</text:span></text:p>
        <text:p text:style-name="Bibliography_20_1"><text:span text:style-name="T4">Evangelia apocrypha</text:span><text:span text:style-name="T6">, edited by C. von Tischendorf, 2nd ed., Lipsiae, 1876.</text:span></text:p>
        <text:p text:style-name="Bibliography_20_1"><text:span text:style-name="T3">Fehlner P. D. M.</text:span><text:span text:style-name="T6">, </text:span><text:span text:style-name="T4">Virginitas in partu</text:span><text:span text:style-name="T6">, in </text:span><text:span text:style-name="T4">Immaculata Mediatrix</text:span><text:span text:style-name="T6">, 2 (2002) p. 241–246.</text:span></text:p>
        <text:p text:style-name="Bibliography_20_1"><text:span text:style-name="T3">Gribomont J.</text:span><text:span text:style-name="T6">, </text:span><text:span text:style-name="T4">Girolamo</text:span><text:span text:style-name="T6">, in </text:span><text:span text:style-name="T4">Nuovo dizionario patristico e di antichità cristiane</text:span><text:span text:style-name="T6">, edited by A. Di Berardino, Marietti, Genova, 2008.</text:span></text:p>
        <text:p text:style-name="Bibliography_20_1"><text:span text:style-name="T3">Harris R. L. </text:span><text:span text:style-name="T6">et al., </text:span><text:span text:style-name="T4">Theological Wordbook of the Old Testament</text:span><text:span text:style-name="T6">, Moody Press, Chicago, 1980.</text:span></text:p>
        <text:p text:style-name="Bibliography_20_1"><text:span text:style-name="T3">Hauke M.</text:span><text:span text:style-name="T6">, </text:span><text:span text:style-name="T4">Introduzione alla mariologia</text:span><text:span text:style-name="T6">, Eupress FTL, Lugano, 2008.</text:span></text:p>
        <text:p text:style-name="Bibliography_20_1"><text:span text:style-name="T3">Meo S. M.</text:span><text:span text:style-name="T6">, </text:span><text:span text:style-name="T4">Mediatrice</text:span><text:span text:style-name="T6">, in </text:span><text:span text:style-name="T4">Nuovo dizionario di mariologia</text:span><text:span text:style-name="T6">, edited by S. De Fiores-S. M. Meo, Edizioni Paoline, Cinisello Balsamo, 1985.</text:span></text:p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Palatino" svg:font-family="Palatino" style:font-family-generic="roman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Bibliography_20_1" style:display-name="Bibliography 1" style:family="paragraph" style:parent-style-name="Index" style:class="index">
      <style:paragraph-properties fo:margin="100%" fo:margin-left="1.27cm" fo:margin-right="0cm" fo:margin-top="0cm" fo:margin-bottom="0cm" style:line-height-at-least="0.423cm" fo:text-indent="-1.27cm" style:auto-text-indent="false">
        <style:tab-stops/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. John Lawrence M. Polis</meta:initial-creator>
    <meta:creation-date>2013-01-02T19:49:45</meta:creation-date>
    <dc:date>2013-01-07T17:06:54</dc:date>
    <dc:creator>Fr. John Lawrence M. Polis</dc:creator>
    <meta:editing-duration>PT12H44M9S</meta:editing-duration>
    <meta:editing-cycles>5</meta:editing-cycles>
    <meta:generator>OpenOffice.org/3.4.1$Unix OpenOffice.org_project/341m1$Build-9593</meta:generator>
    <meta:document-statistic meta:table-count="0" meta:image-count="0" meta:object-count="0" meta:page-count="1" meta:paragraph-count="24" meta:word-count="378" meta:character-count="2250"/>
    <meta:user-defined meta:name="Info 1"/>
    <meta:user-defined meta:name="Info 2"/>
    <meta:user-defined meta:name="Info 3"/>
    <meta:user-defined meta:name="Info 4"/>
    <meta:user-defined meta:name="ZOTERO_PREF_1" meta:value-type="string">&lt;data data-version="3" zotero-version="3.0.11.1"&gt;&lt;session id="ypmOcH1U"/&gt;&lt;style id="https://raw.github.com/fiapps/pua-csl/master/pontifical-university-antonianum.csl" hasBibliography="1" bibliographyStyleHasBeenSet="1"/&gt;&lt;prefs&gt;&lt;pref name="fieldType" value</meta:user-defined>
    <meta:user-defined meta:name="ZOTERO_PREF_2" meta:value-type="string">="ReferenceMark"/&gt;&lt;pref name="storeReferences" value="false"/&gt;&lt;pref name="noteType" value="1"/&gt;&lt;/prefs&gt;&lt;/data&gt;</meta:user-defined>
  </office:meta>
</office:document-meta>
</file>